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svg:stroke-width="0.423cm" svg:stroke-color="#3daee9" draw:marker-start-width="1.47cm" draw:marker-end-width="1.47cm" draw:fill="none" draw:textarea-vertical-align="middle" fo:padding-top="0.336cm" fo:padding-bottom="0.336cm" fo:padding-left="0.461cm" fo:padding-right="0.461cm"/>
    </style:style>
    <style:style style:name="gr3" style:family="graphic" style:parent-style-name="objectwithoutfill">
      <style:graphic-properties svg:stroke-width="0.212cm" svg:stroke-color="#3daee9" draw:marker-start="" draw:marker-start-width="0.837cm" draw:marker-end="Rounded_20_short_20_Arrow" draw:marker-end-width="0.936cm" draw:fill="none" draw:textarea-vertical-align="middle" fo:padding-top="0.231cm" fo:padding-bottom="0.231cm" fo:padding-left="0.356cm" fo:padding-right="0.356cm" draw:shadow-offset-x="0.201cm" draw:shadow-offset-y="0.201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333cm" svg:height="1.673cm" svg:x="6.029cm" svg:y="13.624cm">
          <draw:text-box>
            <text:p><text:span text:style-name="T1">Compress</text:span></text:p>
          </draw:text-box>
        </draw:frame>
        <draw:line draw:style-name="gr2" draw:text-style-name="P2" draw:layer="layout" svg:x1="6.366cm" svg:y1="13.721cm" svg:x2="12.025cm" svg:y2="13.721cm">
          <text:p/>
        </draw:line>
        <draw:line draw:style-name="gr2" draw:text-style-name="P2" draw:layer="layout" svg:x1="6.366cm" svg:y1="15.28cm" svg:x2="12.025cm" svg:y2="15.28cm">
          <text:p/>
        </draw:line>
        <draw:line draw:style-name="gr3" draw:text-style-name="P2" draw:layer="layout" svg:x1="9.195cm" svg:y1="11.61cm" svg:x2="9.195cm" svg:y2="13.748cm">
          <text:p/>
        </draw:line>
        <draw:line draw:style-name="gr3" draw:text-style-name="P2" draw:layer="layout" svg:x1="9.195cm" svg:y1="17.351cm" svg:x2="9.195cm" svg:y2="15.2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8-18T23:09:25</meta:creation-date>
    <meta:generator>OpenOffice/4.1.14$Unix OpenOffice.org_project/4114m1$Build-9811</meta:generator>
    <dc:date>2023-08-19T00:23:24</dc:date>
    <meta:editing-duration>PT23M29S</meta:editing-duration>
    <meta:editing-cycles>6</meta:editing-cycles>
    <meta:document-statistic meta:object-count="5"/>
  </office:meta>
</office:document-meta>
</file>